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10.793cm" table:align="left"/>
    </style:style>
    <style:style style:name="Table1.A" style:family="table-column">
      <style:table-column-properties style:column-width="5.532cm"/>
    </style:style>
    <style:style style:name="Table1.B" style:family="table-column">
      <style:table-column-properties style:column-width="5.26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officeooo:paragraph-rsid="000c5439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0c5439" officeooo:paragraph-rsid="000c5439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style:text-underline-style="solid" style:text-underline-width="auto" style:text-underline-color="font-color" fo:font-weight="bold" officeooo:rsid="0010006e" officeooo:paragraph-rsid="0010006e" style:font-size-asian="21pt" style:font-weight-asian="bold" style:font-size-complex="21pt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21pt" fo:font-weight="bold" officeooo:rsid="001da798" officeooo:paragraph-rsid="001da798" style:font-size-asian="21pt" style:font-weight-asian="bold" style:font-size-complex="21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21pt" fo:font-weight="bold" officeooo:rsid="001da798" officeooo:paragraph-rsid="001da798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5439" officeooo:paragraph-rsid="000c5439" style:font-size-asian="11.3500003814697pt" style:font-weight-asian="normal" style:font-size-complex="13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style:text-underline-style="none" fo:font-weight="normal" officeooo:rsid="000c5439" officeooo:paragraph-rsid="000c543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0362" officeooo:paragraph-rsid="000e036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0006e" officeooo:paragraph-rsid="0010006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margin-top="0cm" fo:margin-bottom="0.499cm" style:contextual-spacing="false" style:line-height-at-least="0.402cm"/>
      <style:text-properties fo:color="#f8f8f2" loext:opacity="100%" style:font-name="Droid Sans Mono" fo:font-size="20pt" fo:font-weight="normal" fo:background-color="#282a36" style:font-size-asian="20pt" style:font-size-complex="20pt"/>
    </style:style>
    <style:style style:name="P13" style:family="paragraph" style:parent-style-name="Standard">
      <style:paragraph-properties style:line-height-at-least="0.402cm"/>
      <style:text-properties fo:color="#f8f8f2" loext:opacity="100%" style:font-name="Droid Sans Mono" fo:font-size="8.39999961853027pt" fo:font-weight="normal" fo:background-color="#282a36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f8f8f2" loext:opacity="100%" style:font-name="Droid Sans Mono" fo:font-size="8.39999961853027pt" fo:font-weight="normal" officeooo:rsid="001da798" officeooo:paragraph-rsid="001da798" fo:background-color="#282a36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10006e" officeooo:paragraph-rsid="0010006e" fo:background-color="#282a36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style:line-height-at-least="0.402cm"/>
      <style:text-properties fo:color="#6272a4" loext:opacity="100%" style:font-name="Droid Sans Mono" fo:font-size="20pt" fo:font-weight="normal" fo:background-color="#282a36" style:font-size-asian="20pt" style:font-size-complex="20pt"/>
    </style:style>
    <style:style style:name="P17" style:family="paragraph" style:parent-style-name="Standard">
      <style:paragraph-properties style:line-height-at-least="0.402cm"/>
      <style:text-properties fo:color="#6272a4" loext:opacity="100%" style:font-name="Droid Sans Mono" fo:font-size="8.39999961853027pt" fo:font-weight="normal" fo:background-color="#282a36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6272a4" loext:opacity="100%" style:font-name="Droid Sans Mono" fo:font-size="8.39999961853027pt" fo:font-weight="normal" fo:background-color="#282a36"/>
    </style:style>
    <style:style style:name="P19" style:family="paragraph" style:parent-style-name="Heading_20_2">
      <style:paragraph-properties fo:text-align="start" style:justify-single-word="false"/>
      <style:text-properties style:font-name="Lato" fo:font-size="13pt" style:text-underline-style="none" fo:font-weight="bold" officeooo:rsid="0010006e" officeooo:paragraph-rsid="0010006e" style:font-size-asian="11.3500003814697pt" style:font-weight-asian="normal" style:font-size-complex="13pt" style:font-weight-complex="normal" loext:padding="0cm" loext:border="none"/>
    </style:style>
    <style:style style:name="P20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Preformatted_20_Text">
      <loext:graphic-properties draw:fill="solid" draw:fill-color="#2d2d2d" draw:opacity="100%"/>
      <style:paragraph-properties fo:margin-left="0cm" fo:margin-right="0cm" fo:margin-top="0cm" fo:margin-bottom="0.499cm" style:contextual-spacing="false" style:line-height-at-least="0.508cm" fo:text-align="start" style:justify-single-word="false" fo:text-indent="0cm" style:auto-text-indent="false" fo:background-color="#2d2d2d" fo:padding="0cm" fo:border="none"/>
      <style:text-properties fo:color="#cccccc" loext:opacity="100%" style:font-name="inherit" loext:padding="0cm" loext:border="none"/>
    </style:style>
    <style:style style:name="P24" style:family="paragraph" style:parent-style-name="Preformatted_20_Text">
      <loext:graphic-properties draw:fill="solid" draw:fill-color="#2d2d2d" draw:opacity="100%"/>
      <style:paragraph-properties fo:margin-left="0cm" fo:margin-right="0cm" fo:margin-top="0cm" fo:margin-bottom="0cm" style:contextual-spacing="false" style:line-height-at-least="0.508cm" fo:text-align="start" style:justify-single-word="false" fo:text-indent="0cm" style:auto-text-indent="false" fo:background-color="#2d2d2d" fo:padding="0cm" fo:border="none"/>
      <style:text-properties fo:color="#cccccc" loext:opacity="100%" style:font-name="inherit" loext:padding="0cm" loext:border="none"/>
    </style:style>
    <style:style style:name="P25" style:family="paragraph" style:parent-style-name="Preformatted_20_Text">
      <loext:graphic-properties draw:fill="solid" draw:fill-color="#2d2d2d" draw:opacity="100%"/>
      <style:paragraph-properties fo:margin-left="0cm" fo:margin-right="0cm" fo:margin-top="0cm" fo:margin-bottom="0cm" style:contextual-spacing="false" style:line-height-at-least="0.508cm" fo:text-align="start" style:justify-single-word="false" fo:text-indent="0cm" style:auto-text-indent="false" fo:background-color="#2d2d2d" fo:padding="0cm" fo:border="none"/>
    </style:style>
    <style:style style:name="P26" style:family="paragraph" style:parent-style-name="Standard">
      <style:paragraph-properties style:line-height-at-least="0.402cm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508cm" fo:text-align="justify" style:justify-single-word="false" fo:text-indent="0cm" style:auto-text-indent="false" fo:padding="0cm" fo:border="none"/>
      <style:text-properties style:font-name="inherit" fo:font-size="9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1101bb" officeooo:paragraph-rsid="001101bb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weight="bold" officeooo:rsid="001101bb" officeooo:paragraph-rsid="001101b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26pt" style:text-underline-style="solid" style:text-underline-width="auto" style:text-underline-color="font-color" fo:font-weight="bold" officeooo:rsid="0018201f" officeooo:paragraph-rsid="0018201f" style:font-size-asian="26pt" style:font-weight-asian="bold" style:font-size-complex="26pt" style:font-weight-complex="bold"/>
    </style:style>
    <style:style style:name="P33" style:family="paragraph" style:parent-style-name="Preformatted_20_Text">
      <style:paragraph-properties style:writing-mode="lr-tb"/>
      <style:text-properties officeooo:paragraph-rsid="001da798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5pt" fo:font-weight="bold" officeooo:rsid="001da798" officeooo:paragraph-rsid="001da798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5pt" fo:font-weight="bold" officeooo:rsid="001ecdf4" officeooo:paragraph-rsid="001ecdf4" style:font-size-asian="15pt" style:font-weight-asian="bold" style:font-size-complex="15pt" style:font-weight-complex="bold"/>
    </style:style>
    <style:style style:name="T1" style:family="text">
      <style:text-properties fo:color="#6272a4" loext:opacity="100%" style:font-name="Droid Sans Mono" fo:font-size="8.39999961853027pt" fo:font-weight="normal" fo:background-color="#282a36" loext:char-shading-value="0"/>
    </style:style>
    <style:style style:name="T2" style:family="text">
      <style:text-properties fo:font-size="13pt" style:text-underline-style="none" fo:font-weight="normal" officeooo:rsid="000c5439" style:font-size-asian="11.3500003814697pt" style:font-weight-asian="normal" style:font-size-complex="13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79c6" loext:opacity="100%"/>
    </style:style>
    <style:style style:name="T5" style:family="text">
      <style:text-properties fo:color="#50fa7b" loext:opacity="100%"/>
    </style:style>
    <style:style style:name="T6" style:family="text">
      <style:text-properties fo:color="#e9f284" loext:opacity="100%"/>
    </style:style>
    <style:style style:name="T7" style:family="text">
      <style:text-properties fo:color="#f1fa8c" loext:opacity="100%"/>
    </style:style>
    <style:style style:name="T8" style:family="text">
      <style:text-properties fo:color="#67cdcc" loext:opacity="100%"/>
    </style:style>
    <style:style style:name="T9" style:family="text">
      <style:text-properties fo:color="#cc99cd" loext:opacity="100%"/>
    </style:style>
    <style:style style:name="T10" style:family="text">
      <style:text-properties fo:color="#7ec699" loext:opacity="100%"/>
    </style:style>
    <style:style style:name="T11" style:family="text">
      <style:text-properties fo:color="#8be9fd" loext:opacity="100%"/>
    </style:style>
    <style:style style:name="T12" style:family="text">
      <style:text-properties fo:color="#bd93f9" loext:opacity="100%"/>
    </style:style>
    <style:style style:name="T13" style:family="text">
      <style:text-properties officeooo:rsid="001bd695"/>
    </style:style>
    <style:style style:name="T14" style:family="text">
      <style:text-properties fo:color="#ffb86c" loext:opacity="100%" fo:font-style="italic"/>
    </style:style>
    <style:style style:name="T1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DVANCED CONCEPTS IN PYTHON</text:p>
      <text:p text:style-name="P4"/>
      <text:p text:style-name="P4"/>
      <text:h text:style-name="P1" text:outline-level="1"><text:span text:style-name="T2">Q1 Solution —</text:span><text:span text:style-name="Source_20_Text"><text:span text:style-name="T1"># Q1)</text:span></text:span></text:h>
      <text:p text:style-name="P16"># Program: Write a module external_module.py with a function external_function(). </text:p>
      <text:p text:style-name="P16"># Place this module in a custom directory (e.g., custom_modules). </text:p>
      <text:p text:style-name="P16"># Write a script that imports this module by modifying sys.path to include custom_modules.</text:p>
      <text:p text:style-name="P16"># Challenge: Demonstrate importing and using external_function() from external_module.</text:p>
      <text:p text:style-name="P12"/>
      <text:p text:style-name="P9"><text:span text:style-name="Source_20_Text"><text:span text:style-name="T3"/></text:span></text:p>
      <text:h text:style-name="Heading_20_2" text:outline-level="2">Step 1 — Create Folder Structure</text:h>
      <text:p text:style-name="P2"><text:span text:style-name="Source_20_Text">PROJECT/</text:span></text:p>
      <text:p text:style-name="P2"><text:span text:style-name="Source_20_Text">│</text:span></text:p>
      <text:p text:style-name="P2"><text:span text:style-name="Source_20_Text">├── main_script.py</text:span></text:p>
      <text:p text:style-name="P2"><text:span text:style-name="Source_20_Text">│</text:span></text:p>
      <text:p text:style-name="P2"><text:span text:style-name="Source_20_Text">└── custom_modules/</text:span></text:p>
      <text:p text:style-name="P3"><text:span text:style-name="Source_20_Text"><text:s text:c="6"/>└── external_module.py</text:span></text:p>
      <text:p text:style-name="Horizontal_20_Line"/>
      <text:h text:style-name="Heading_20_2" text:outline-level="2">Step 2 — Write <text:span text:style-name="Source_20_Text">external_module.py</text:span></text:h>
      <text:p text:style-name="Text_20_body">Location: <text:span text:style-name="Source_20_Text">custom_modules/external_module.py</text:span></text:p>
      <text:p text:style-name="P2"><text:span text:style-name="Source_20_Text">def external_function():</text:span></text:p>
      <text:p text:style-name="P3"><text:span text:style-name="Source_20_Text"><text:s text:c="4"/>return "Hello from external module 🚀"</text:span></text:p>
      <text:p text:style-name="Horizontal_20_Line"/>
      <text:h text:style-name="Heading_20_2" text:outline-level="2">Step 3 — Write <text:span text:style-name="Source_20_Text">main_script.py</text:span></text:h>
      <text:p text:style-name="Text_20_body">Location: <text:span text:style-name="Source_20_Text">PROJECT/main_script.py</text:span></text:p>
      <text:p text:style-name="P2"><text:span text:style-name="Source_20_Text">import sys</text:span></text:p>
      <text:p text:style-name="P2"><text:span text:style-name="Source_20_Text">import os</text:span></text:p>
      <text:p text:style-name="P2"/>
      <text:p text:style-name="P2"><text:soft-page-break/><text:span text:style-name="Source_20_Text"># Step 1: Get absolute path of custom_modules folder</text:span></text:p>
      <text:p text:style-name="P2"><text:span text:style-name="Source_20_Text">current_dir = os.path.dirname(__file__)</text:span></text:p>
      <text:p text:style-name="P2"><text:span text:style-name="Source_20_Text">custom_path = os.path.join(current_dir, "custom_modules")</text:span></text:p>
      <text:p text:style-name="P2"/>
      <text:p text:style-name="P2"><text:span text:style-name="Source_20_Text"># Step 2: Add to sys.path</text:span></text:p>
      <text:p text:style-name="P2"><text:span text:style-name="Source_20_Text">sys.path.append(custom_path)</text:span></text:p>
      <text:p text:style-name="P2"/>
      <text:p text:style-name="P2"><text:span text:style-name="Source_20_Text"># Step 3: Import module</text:span></text:p>
      <text:p text:style-name="P2"><text:span text:style-name="Source_20_Text">import external_module</text:span></text:p>
      <text:p text:style-name="P2"/>
      <text:p text:style-name="P2"><text:span text:style-name="Source_20_Text"># Step 4: Use function</text:span></text:p>
      <text:p text:style-name="P3"><text:span text:style-name="Source_20_Text">print(external_module.external_function())</text:span></text:p>
      <text:p text:style-name="Horizontal_20_Line"/>
      <text:p text:style-name="P8">import X</text:p>
      <text:p text:style-name="P8"><text:s text:c="3"/>↓</text:p>
      <text:p text:style-name="P8">Built-in ?</text:p>
      <text:p text:style-name="P8"><text:s text:c="3"/>↓</text:p>
      <text:p text:style-name="P8">Current folder ?</text:p>
      <text:p text:style-name="P8"><text:s text:c="3"/>↓</text:p>
      <text:p text:style-name="P8">PYTHONPATH ?</text:p>
      <text:p text:style-name="P8"><text:s text:c="3"/>↓</text:p>
      <text:p text:style-name="P8">Standard library ?</text:p>
      <text:p text:style-name="P8"><text:s text:c="3"/>↓</text:p>
      <text:p text:style-name="P8">site-packages ?</text:p>
      <text:p text:style-name="P8"><text:s text:c="3"/>↓</text:p>
      <text:p text:style-name="P8">sys.path entries ?</text:p>
      <text:p text:style-name="P8"><text:s text:c="3"/>↓</text:p>
      <text:p text:style-name="P8">NOT FOUND → ModuleNotFoundError <text:s/></text:p>
      <text:p text:style-name="P8"/>
      <text:p text:style-name="P10">in this flow impot search the things <text:s/></text:p>
      <text:p text:style-name="P10"/>
      <text:p text:style-name="P10">note --&gt; if any directory is there in sys.path you can directly access it module by using import <text:s/>like i did it upper </text:p>
      <text:p text:style-name="P10"/>
      <text:p text:style-name="P10"/>
      <text:p text:style-name="P10"/>
      <text:p text:style-name="P10"/>
      <text:p text:style-name="P5">HOW TO GENERATE .pyc of any file ?</text:p>
      <text:p text:style-name="P11"/>
      <text:p text:style-name="P15"><text:span text:style-name="T4">import</text:span> compileall</text:p>
      <text:p text:style-name="P13"><text:span text:style-name="T4">def</text:span> <text:span text:style-name="T5">sample_function</text:span>():</text:p>
      <text:p text:style-name="P13"><text:span text:style-name="T5">print</text:span>(<text:span text:style-name="T6">"</text:span><text:span text:style-name="T7">this is sample function </text:span><text:span text:style-name="T6">"</text:span>)</text:p>
      <text:p text:style-name="P26"/>
      <text:p text:style-name="P13">compileall.<text:span text:style-name="T5">compile_file</text:span>(<text:span text:style-name="T6">'</text:span><text:span text:style-name="T7">sample_module.py</text:span><text:span text:style-name="T6">'</text:span>) </text:p>
      <text:p text:style-name="P11"/>
      <text:h text:style-name="P19" text:outline-level="2">The compileall module</text:h>
      <text:p text:style-name="P27">The compileall module provides some utility functions to support installing Python libraries. These functions compile Python source files in a directory tree. This module can be used to create the cached <text:soft-page-break/>byte-code files at library installation time, which makes them available for use even by users who don't have write permission to the library directories.</text:p>
      <text:p text:style-name="P27">You can also compile from the command line using the compileall module ?</text:p>
      <text:p text:style-name="P23">python <text:span text:style-name="T8">-</text:span>m compileall <text:span text:style-name="T8">&lt;</text:span>file_1<text:span text:style-name="T8">&gt;</text:span>.py <text:span text:style-name="T8">&lt;</text:span>file_n<text:span text:style-name="T8">&gt;</text:span>.py</text:p>
      <text:p text:style-name="P27">Compile every single file in the mentioned directory. The compile_dir() recursively descend the directory tree named by dir, compiling all .py files along the way. Return a true value if all the files compiled successfully, and a false value otherwise</text:p>
      <text:p text:style-name="P25"/>
      <text:p text:style-name="P24"><text:span text:style-name="T9">import</text:span> compileall</text:p>
      <text:p text:style-name="P23">compileall.compile_dir(direname)</text:p>
      <text:p text:style-name="P27">Use compileall.compile_file(): The compile_file() method compile the file with path fullname. Return a true value if the file compiled successfully, and a false value otherwise ?</text:p>
      <text:p text:style-name="P25"/>
      <text:p text:style-name="P24"><text:span text:style-name="T9">import</text:span> compileall</text:p>
      <text:p text:style-name="P23">compileall.compile_file(<text:span text:style-name="T10">'YourFileName.py'</text:span>)</text:p>
      <text:p text:style-name="P22"/>
      <text:p text:style-name="P22"/>
      <text:p text:style-name="P22"/>
      <text:p text:style-name="P29"/>
      <text:p text:style-name="P29">a) </text:p>
      <text:p text:style-name="P28">import os</text:p>
      <text:p text:style-name="P28">import shutil</text:p>
      <text:p text:style-name="P28"/>
      <text:p text:style-name="P28">cache_dir = "__pycache__"</text:p>
      <text:p text:style-name="P28"/>
      <text:p text:style-name="P28">if os.path.exists(cache_dir):</text:p>
      <text:p text:style-name="P28"><text:s text:c="4"/>shutil.rmtree(cache_dir) <text:s text:c="2"/># deletes whole __pycache__ folder</text:p>
      <text:p text:style-name="P28"><text:s text:c="4"/>print("✔ __pycache__ removed")</text:p>
      <text:p text:style-name="P28">else:</text:p>
      <text:p text:style-name="P28"><text:s text:c="4"/>print("No __pycache__ found")</text:p>
      <text:p text:style-name="P22"/>
      <text:p text:style-name="P22"/>
      <text:p text:style-name="P28">b) <text:s text:c="2"/></text:p>
      <text:p text:style-name="P28">import os</text:p>
      <text:p text:style-name="P28"/>
      <text:p text:style-name="P28">cache_dir = "__pycache__"</text:p>
      <text:p text:style-name="P28"/>
      <text:p text:style-name="P28">if os.path.exists(cache_dir):</text:p>
      <text:p text:style-name="P28"><text:s text:c="4"/>for file in os.listdir(cache_dir):</text:p>
      <text:p text:style-name="P28"><text:s text:c="8"/>if file.endswith(".pyc"):</text:p>
      <text:p text:style-name="P28"><text:s text:c="12"/>os.remove(os.path.join(cache_dir, file))</text:p>
      <text:p text:style-name="P28"><text:s text:c="12"/>print(f"Removed {file}")</text:p>
      <text:p text:style-name="P28"/>
      <text:p text:style-name="P22"/>
      <text:p text:style-name="P21"><text:soft-page-break/></text:p>
      <text:p text:style-name="P17"># Program: Write a program that uses the datetime module to display </text:p>
      <text:p text:style-name="P17"># the current date and time in a specific format.</text:p>
      <text:p text:style-name="P17"># Challenge: Include functionality to compute the number of days</text:p>
      <text:p text:style-name="P17"># until the end of the year.</text:p>
      <text:p text:style-name="P26"/>
      <text:p text:style-name="P13"><text:span text:style-name="T4">from</text:span> datetime <text:span text:style-name="T4">import</text:span> <text:span text:style-name="T11">datetime</text:span> ,<text:span text:style-name="T11">date</text:span> </text:p>
      <text:p text:style-name="P26"/>
      <text:p text:style-name="P13">d <text:span text:style-name="T4">=</text:span> <text:span text:style-name="T11">datetime</text:span>.<text:span text:style-name="T5">now</text:span>() </text:p>
      <text:p text:style-name="P13"><text:span text:style-name="T5">print</text:span>(d.<text:span text:style-name="T5">strftime</text:span>(<text:span text:style-name="T6">'</text:span><text:span text:style-name="T12">%d</text:span><text:span text:style-name="T7">-%m-%y</text:span><text:span text:style-name="T6">'</text:span>))</text:p>
      <text:p text:style-name="P13"><text:span text:style-name="T5">print</text:span>(d.<text:span text:style-name="T5">strftime</text:span>(<text:span text:style-name="T6">"</text:span><text:span text:style-name="T7">%I:%M:%p</text:span><text:span text:style-name="T6">"</text:span>))</text:p>
      <text:p text:style-name="P26"/>
      <text:p text:style-name="P13"><text:span text:style-name="T4">def</text:span> <text:span text:style-name="T5">count_days</text:span>():</text:p>
      <text:p text:style-name="P13">today <text:span text:style-name="T4">=</text:span> <text:span text:style-name="T11">date</text:span>.<text:span text:style-name="T5">today</text:span>()</text:p>
      <text:p text:style-name="P13">end_year <text:span text:style-name="T4">=</text:span> <text:span text:style-name="T11">date</text:span>(today.year,<text:span text:style-name="T12">12</text:span>,<text:span text:style-name="T12">31</text:span>)</text:p>
      <text:p text:style-name="P13"><text:span text:style-name="T4">return</text:span> (end_year<text:span text:style-name="T12">-</text:span>today).days</text:p>
      <text:p text:style-name="P13"><text:span text:style-name="T5">print</text:span>(<text:span text:style-name="T5">count_days</text:span>())</text:p>
      <text:p text:style-name="P22"/>
      <text:p text:style-name="P22"/>
      <text:p text:style-name="P22"/>
      <text:p text:style-name="P32">another concept </text:p>
      <text:p text:style-name="P31"/>
      <text:p text:style-name="P22">import math </text:p>
      <text:p text:style-name="P22"># print(dir(math))</text:p>
      <text:p text:style-name="P22">print([name for name in dir(math) if callable(getattr(math, name))])</text:p>
      <text:p text:style-name="P22"/>
      <text:h text:style-name="P20" text:outline-level="2">Key Concepts 🎯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dir(</text:span><text:span text:style-name="Source_20_Text"><text:span text:style-name="T13">object</text:span></text:span><text:span text:style-name="Source_20_Text">)</text:span></text:p>
          </table:table-cell>
          <table:table-cell table:style-name="Table1.A1" office:value-type="string">
            <text:p text:style-name="Table_20_Contents">returns <text:span text:style-name="Strong_20_Emphasis">names (strings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getattr(</text:span><text:span text:style-name="Source_20_Text"><text:span text:style-name="T13">object</text:span></text:span><text:span text:style-name="Source_20_Text">, name)</text:span></text:p>
          </table:table-cell>
          <table:table-cell table:style-name="Table1.A1" office:value-type="string">
            <text:p text:style-name="Table_20_Contents">gets actual object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llable(obj)</text:span></text:p>
          </table:table-cell>
          <table:table-cell table:style-name="Table1.A1" office:value-type="string">
            <text:p text:style-name="Table_20_Contents">checks function/method/class</text:p>
          </table:table-cell>
        </table:table-row>
      </table:table>
      <text:p text:style-name="P22"/>
      <text:p text:style-name="P22"/>
      <text:p text:style-name="P22"/>
      <text:p text:style-name="P22"/>
      <text:p text:style-name="P30">#*Q2)</text:p>
      <text:p text:style-name="P30"># Program: Create a class SampleClass with methods and</text:p>
      <text:p text:style-name="P30"># <text:s/>attributes. Write a script that uses dir() to list all attributes </text:p>
      <text:p text:style-name="P30"># <text:s/>and methods of an instance of SampleClass.</text:p>
      <text:p text:style-name="P30"/>
      <text:p text:style-name="P22">class SampleClass:</text:p>
      <text:p text:style-name="P22"><text:s text:c="4"/>def __init__(self):</text:p>
      <text:p text:style-name="P22"><text:s text:c="8"/>self.a=10 </text:p>
      <text:p text:style-name="P22"><text:s text:c="8"/>self.b=12</text:p>
      <text:p text:style-name="P22"><text:s text:c="4"/>def abc(self):</text:p>
      <text:p text:style-name="P22"><text:s text:c="8"/>pass <text:s text:c="4"/></text:p>
      <text:p text:style-name="P18">instance_attrs = list(instance_obj.__dict__.keys())</text:p>
      <text:p text:style-name="P17"><text:soft-page-break/># print("Instance attributes:", instance_attrs)</text:p>
      <text:p text:style-name="P13"/>
      <text:p text:style-name="P22"/>
      <text:p text:style-name="P34">HOW TO HANDLE SYNTAX ERROR AT RUNTIME ?</text:p>
      <text:p text:style-name="P34"/>
      <text:p text:style-name="P14"><text:span text:style-name="T4">def</text:span> <text:span text:style-name="T5">divide_number</text:span>(<text:span text:style-name="T14">a</text:span>,<text:span text:style-name="T14">b</text:span>):</text:p>
      <text:p text:style-name="P13"><text:span text:style-name="T4">return</text:span> <text:span text:style-name="T14">a</text:span><text:span text:style-name="T4">/</text:span><text:span text:style-name="T14">b</text:span></text:p>
      <text:p text:style-name="P26"/>
      <text:p text:style-name="P13"><text:span text:style-name="T4">try</text:span>:</text:p>
      <text:p text:style-name="P13"><text:span text:style-name="T5">eval</text:span>(<text:span text:style-name="T6">"</text:span><text:span text:style-name="T7">divide_number(1 2)</text:span><text:span text:style-name="T6">"</text:span>)</text:p>
      <text:p text:style-name="P13"><text:span text:style-name="T4">except</text:span> <text:span text:style-name="T11">SyntaxError</text:span> <text:span text:style-name="T4">as</text:span> e:</text:p>
      <text:p text:style-name="P13"><text:span text:style-name="T5">print</text:span>(<text:span text:style-name="T6">"</text:span><text:span text:style-name="T7">Caught SyntaxError:</text:span><text:span text:style-name="T6">"</text:span>, e)</text:p>
      <text:p text:style-name="P34"/>
      <text:p text:style-name="P34"/>
      <text:p text:style-name="P34">by using eval we can handle it , because eval execpute an string as expression , by this you can handle </text:p>
      <text:p text:style-name="P34"/>
      <text:p text:style-name="P34"/>
      <text:h text:style-name="P6" text:outline-level="2">How to catch IndentationError</text:h>
      <text:p text:style-name="P7"/>
      <text:p text:style-name="P33"><text:span text:style-name="Source_20_Text">try:</text:span></text:p>
      <text:p text:style-name="P2"><text:span text:style-name="Source_20_Text"><text:s text:c="4"/>code = """</text:span></text:p>
      <text:p text:style-name="P2"><text:span text:style-name="Source_20_Text">def test():</text:span></text:p>
      <text:p text:style-name="P2"><text:span text:style-name="Source_20_Text">print("hello")</text:span></text:p>
      <text:p text:style-name="P2"><text:span text:style-name="Source_20_Text">"""</text:span></text:p>
      <text:p text:style-name="P2"><text:span text:style-name="Source_20_Text"><text:s text:c="4"/>exec(code)</text:span></text:p>
      <text:p text:style-name="P2"><text:span text:style-name="Source_20_Text">except IndentationError as e:</text:span></text:p>
      <text:p text:style-name="P2"><text:span text:style-name="Source_20_Text"><text:s text:c="4"/>print("Caught IndentationError:", e)</text:span></text:p>
      <text:p text:style-name="P2"><text:span text:style-name="Source_20_Text">except SyntaxError as e:</text:span></text:p>
      <text:p text:style-name="P3"><text:span text:style-name="Source_20_Text"><text:s text:c="4"/>print("Caught SyntaxError:", e)</text:span></text:p>
      <text:p text:style-name="P35">read about exec pleas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8:35:40.570912483</meta:creation-date>
    <dc:date>2026-02-14T20:15:12.340301692</dc:date>
    <meta:editing-duration>PT3H23M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5" meta:paragraph-count="137" meta:word-count="602" meta:character-count="4524" meta:non-whitespace-character-count="3899"/>
  </office:meta>
</office:document-meta>
</file>